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3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94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seline (Euclidean Distance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838832105546035" calcext:value-type="float">
            <text:p>0,083883210554604</text:p>
          </table:table-cell>
          <table:table-cell table:style-name="ce6" office:value-type="float" office:value="0.0806218686201074" calcext:value-type="float">
            <text:p>0,080621868620107</text:p>
          </table:table-cell>
        </table:table-row>
        <table:table-row table:style-name="ro3">
          <table:table-cell office:value-type="string" calcext:value-type="string">
            <text:p>Little Red Cap (1812)</text:p>
          </table:table-cell>
          <table:table-cell table:style-name="ce6" office:value-type="float" office:value="0.0838832105546035" calcext:value-type="float">
            <text:p>0,08388321055460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415130264752352" calcext:value-type="float">
            <text:p>0,041513026475235</text:p>
          </table:table-cell>
        </table:table-row>
        <table:table-row table:style-name="ro3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0806218686201074" calcext:value-type="float">
            <text:p>0,080621868620107</text:p>
          </table:table-cell>
          <table:table-cell table:style-name="ce6" office:value-type="float" office:value="0.0415130264752352" calcext:value-type="float">
            <text:p>0,041513026475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1" office:value-type="string" calcext:value-type="string">
            <text:p>Baseline (Cosine Similarity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897175410649229" calcext:value-type="float">
            <text:p>0,897175410649229</text:p>
          </table:table-cell>
          <table:table-cell table:style-name="ce6" office:value-type="float" office:value="0.910615951860272" calcext:value-type="float">
            <text:p>0,910615951860272</text:p>
          </table:table-cell>
        </table:table-row>
        <table:table-row table:style-name="ro2">
          <table:table-cell office:value-type="string" calcext:value-type="string">
            <text:p>Little Red Cap (1812)</text:p>
          </table:table-cell>
          <table:table-cell table:style-name="ce6" office:value-type="float" office:value="0.897175410649229" calcext:value-type="float">
            <text:p>0,89717541064922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76841104192287" calcext:value-type="float">
            <text:p>0,976841104192287</text:p>
          </table:table-cell>
        </table:table-row>
        <table:table-row table:style-name="ro2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910615951860272" calcext:value-type="float">
            <text:p>0,910615951860272</text:p>
          </table:table-cell>
          <table:table-cell table:style-name="ce6" office:value-type="float" office:value="0.976841104192287" calcext:value-type="float">
            <text:p>0,976841104192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/>
          <table:table-cell table:style-name="ce5" table:number-columns-repeated="3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Dynamic Time Warping (Average Euclidean Distance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0859519747181" calcext:value-type="float">
            <text:p>0,10859519747181</text:p>
          </table:table-cell>
          <table:table-cell table:style-name="ce6" office:value-type="float" office:value="0.105970103224802" calcext:value-type="float">
            <text:p>0,105970103224802</text:p>
          </table:table-cell>
        </table:table-row>
        <table:table-row table:style-name="ro2">
          <table:table-cell office:value-type="string" calcext:value-type="string">
            <text:p>Little Red Cap (1812)</text:p>
          </table:table-cell>
          <table:table-cell table:style-name="ce6" office:value-type="float" office:value="0.10859519747181" calcext:value-type="float">
            <text:p>0,1085951974718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06195934306352" calcext:value-type="float">
            <text:p>0,106195934306352</text:p>
          </table:table-cell>
        </table:table-row>
        <table:table-row table:style-name="ro2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105970103224802" calcext:value-type="float">
            <text:p>0,105970103224802</text:p>
          </table:table-cell>
          <table:table-cell table:style-name="ce6" office:value-type="float" office:value="0.106195934306352" calcext:value-type="float">
            <text:p>0,106195934306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1" office:value-type="string" calcext:value-type="string">
            <text:p>Dynamic Time Warping (Average Cosine Similarity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847579617058339" calcext:value-type="float">
            <text:p>0,847579617058339</text:p>
          </table:table-cell>
          <table:table-cell table:style-name="ce6" office:value-type="float" office:value="0.856571037544659" calcext:value-type="float">
            <text:p>0,856571037544659</text:p>
          </table:table-cell>
        </table:table-row>
        <table:table-row table:style-name="ro2">
          <table:table-cell office:value-type="string" calcext:value-type="string">
            <text:p>Little Red Cap (1812)</text:p>
          </table:table-cell>
          <table:table-cell table:style-name="ce6" office:value-type="float" office:value="0.847579617058339" calcext:value-type="float">
            <text:p>0,84757961705833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21215275240006" calcext:value-type="float">
            <text:p>0,921215275240006</text:p>
          </table:table-cell>
        </table:table-row>
        <table:table-row table:style-name="ro2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856571037544659" calcext:value-type="float">
            <text:p>0,856571037544659</text:p>
          </table:table-cell>
          <table:table-cell table:style-name="ce6" office:value-type="float" office:value="0.921215275240006" calcext:value-type="float">
            <text:p>0,9212152752400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1" office:value-type="string" calcext:value-type="string">
            <text:p>Sampled Dynamic Time Warping (Average Euclidean Distance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132309853976222" calcext:value-type="float">
            <text:p>0,132309853976222</text:p>
          </table:table-cell>
          <table:table-cell table:style-name="ce6" office:value-type="float" office:value="0.107370344211825" calcext:value-type="float">
            <text:p>0,107370344211825</text:p>
          </table:table-cell>
        </table:table-row>
        <table:table-row table:style-name="ro2">
          <table:table-cell office:value-type="string" calcext:value-type="string">
            <text:p>Little Red Cap (1812)</text:p>
          </table:table-cell>
          <table:table-cell table:style-name="ce6" office:value-type="float" office:value="0.132309853976222" calcext:value-type="float">
            <text:p>0,13230985397622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912813459430957" calcext:value-type="float">
            <text:p>0,091281345943096</text:p>
          </table:table-cell>
        </table:table-row>
        <table:table-row table:style-name="ro2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107370344211825" calcext:value-type="float">
            <text:p>0,107370344211825</text:p>
          </table:table-cell>
          <table:table-cell table:style-name="ce6" office:value-type="float" office:value="0.0912813459430957" calcext:value-type="float">
            <text:p>0,091281345943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1" office:value-type="string" calcext:value-type="string">
            <text:p>Sampled Dynamic Time Warping (Average Cosine Similarity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824349321751773" calcext:value-type="float">
            <text:p>0,824349321751773</text:p>
          </table:table-cell>
          <table:table-cell table:style-name="ce6" office:value-type="float" office:value="0.848016241867397" calcext:value-type="float">
            <text:p>0,848016241867397</text:p>
          </table:table-cell>
        </table:table-row>
        <table:table-row table:style-name="ro2">
          <table:table-cell office:value-type="string" calcext:value-type="string">
            <text:p>Little Red Cap (1812)</text:p>
          </table:table-cell>
          <table:table-cell table:style-name="ce6" office:value-type="float" office:value="0.824349321751773" calcext:value-type="float">
            <text:p>0,82434932175177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42532458723388" calcext:value-type="float">
            <text:p>0,942532458723388</text:p>
          </table:table-cell>
        </table:table-row>
        <table:table-row table:style-name="ro2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848016241867397" calcext:value-type="float">
            <text:p>0,848016241867397</text:p>
          </table:table-cell>
          <table:table-cell table:style-name="ce6" office:value-type="float" office:value="0.942532458723388" calcext:value-type="float">
            <text:p>0,942532458723388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Longest Common Subsequence (Jaccard Index)</text:p>
          </table:table-cell>
          <table:table-cell table:style-name="ce5" office:value-type="string" calcext:value-type="string">
            <text:p>Hoodwinked! (2015)</text:p>
          </table:table-cell>
          <table:table-cell table:style-name="ce5" office:value-type="string" calcext:value-type="string">
            <text:p>Little Red Cap (1812)</text:p>
          </table:table-cell>
          <table:table-cell table:style-name="ce5" office:value-type="string" calcext:value-type="string">
            <text:p>Le Petit Chaperon Rouge (Perrault, 1697)</text:p>
          </table:table-cell>
        </table:table-row>
        <table:table-row table:style-name="ro2">
          <table:table-cell office:value-type="string" calcext:value-type="string">
            <text:p>Hoodwinked! (201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487804878048781" calcext:value-type="float">
            <text:p>0,048780487804878</text:p>
          </table:table-cell>
          <table:table-cell table:style-name="ce6" office:value-type="float" office:value="0.0493827160493827" calcext:value-type="float">
            <text:p>0,049382716049383</text:p>
          </table:table-cell>
        </table:table-row>
        <table:table-row table:style-name="ro2">
          <table:table-cell office:value-type="string" calcext:value-type="string">
            <text:p>Little Red Cap (1812)</text:p>
          </table:table-cell>
          <table:table-cell table:style-name="ce6" office:value-type="float" office:value="0.0487804878048781" calcext:value-type="float">
            <text:p>0,04878048780487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33333333333333" calcext:value-type="float">
            <text:p>0,133333333333333</text:p>
          </table:table-cell>
        </table:table-row>
        <table:table-row table:style-name="ro2">
          <table:table-cell office:value-type="string" calcext:value-type="string">
            <text:p>Le Petit Chaperon Rouge (Perrault, 1697)</text:p>
          </table:table-cell>
          <table:table-cell table:style-name="ce6" office:value-type="float" office:value="0.0493827160493827" calcext:value-type="float">
            <text:p>0,049382716049383</text:p>
          </table:table-cell>
          <table:table-cell table:style-name="ce6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0:49:17.181585405</meta:creation-date>
    <dc:date>2018-12-20T01:13:38.716733489</dc:date>
    <meta:editing-duration>PT14M9S</meta:editing-duration>
    <meta:editing-cycles>5</meta:editing-cycles>
    <meta:generator>LibreOffice/5.2.7.2$Linux_X86_64 LibreOffice_project/20m0$Build-2</meta:generator>
    <meta:document-statistic meta:table-count="1" meta:cell-count="112" meta:object-count="0"/>
  </office:meta>
</office:document-meta>
</file>